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21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8cm" fo:min-width="3.5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2pt" fo:letter-spacing="normal" fo:font-style="normal" style:text-underline-style="none" fo:font-weight="normal" style:font-name-asian="Source Sans Pro Light" style:font-size-asian="12pt" style:font-style-asian="normal" style:font-weight-asian="normal" style:font-name-complex="Source Sans Pro Light" style:font-size-complex="12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$</text:span><text:span text:style-name="T1">{t</text:span><text:span text:style-name="T1">it</text:span><text:span text:style-name="T1">ul</text:span><text:span text:style-name="T1">o-</text:span><text:span text:style-name="T1">pr</text:span><text:span text:style-name="T1">es</text:span><text:span text:style-name="T1">e</text:span><text:span text:style-name="T1">nt</text:span><text:span text:style-name="T1">a</text:span><text:span text:style-name="T1">ci</text:span><text:span text:style-name="T1">o</text:span><text:span text:style-name="T1">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${sub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3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40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94cm" svg:y="3.827cm">
          <text:p text:style-name="P8"><text:span text:style-name="T4">${contenido-textual}</text:span></text:p>
          <text:p text:style-name="P8"><text:span text:style-name="T4"/></text:p>
          <text:p text:style-name="P10"><text:span text:style-name="T5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4"><text:page-number>&lt;número&gt;</text:page-number></text:span></text:p>
          </draw:text-box>
        </draw:frame>
        <draw:custom-shape draw:name="Google Shape;119;p 2" draw:style-name="gr10" draw:text-style-name="P14" draw:layer="layout" svg:width="6.535cm" svg:height="0.552cm" draw:transform="rotate (1.5707963267949) translate (24.133cm 10.706cm)">
          <text:p text:style-name="P13"><text:span text:style-name="T4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6" draw:layer="layout" svg:width="21.099cm" svg:height="8.874cm" svg:x="1.9cm" svg:y="3.5cm">
          <text:p text:style-name="P15"><text:span text:style-name="T7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 1" draw:style-name="gr14" draw:text-style-name="P9" draw:layer="layout" svg:width="3.595cm" svg:height="1.177cm" svg:x="1.905cm" svg:y="0.928cm">
          <text:p text:style-name="P8"><text:span text:style-name="T8">${numero-</text:span><text:span text:style-name="T8">diapositiva</text:span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StealthEnd_20_1" draw:display-name="msArrowStealthEnd 1" svg:viewBox="0 0 200 200" svg:d="M100 0l100 200-100-80-100 8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2T14:00:47.024116462</dc:date>
    <meta:editing-duration>PT22M56S</meta:editing-duration>
    <meta:editing-cycles>4</meta:editing-cycles>
    <meta:document-statistic meta:object-count="65"/>
  </office:meta>
</office:document-meta>
</file>